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0.1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Smart Parking System</text:p>
          </draw:text-box>
        </draw:frame>
        <draw:frame presentation:style-name="pr2" draw:text-style-name="P1" draw:layer="layout" svg:width="26cm" svg:height="4.5cm" svg:x="1cm" svg:y="8cm" presentation:class="subtitle">
          <draw:text-box>
            <text:p>Roman Táborský, Maxim Sýkora,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 presentation:user-transformed="true">
          <draw:text-box>
            <text:p>Postup práce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Brainstorming se zákazníkem</text:p>
              </text:list-item>
              <text:list-item>
                <text:p>Návrh – třídní diagramy, diagramy nasazení, technologie, atd.</text:p>
              </text:list-item>
              <text:list-item>
                <text:p>Implementace</text:p>
                <text:list>
                  <text:list-item>
                    <text:p>Poslední krok pro změny v požadavcích</text:p>
                  </text:list-item>
                </text:list>
              </text:list-item>
              <text:list-item>
                <text:p>Testování UX na uživatelích a automatizovaně systému</text:p>
              </text:list-item>
              <text:list-item>
                <text:p>Nasazení – volba vhodného hardw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Příklady požadavků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lokace míst</text:p>
                <text:list>
                  <text:list-item>
                    <text:p>Správce bude moct označit místo, které uživatel nebude moct rezervovat</text:p>
                  </text:list-item>
                </text:list>
              </text:list-item>
              <text:list-item>
                <text:p>Platba</text:p>
                <text:list>
                  <text:list-item>
                    <text:p>Platba musí projít přes platební bránu na účet zákazníka</text:p>
                  </text:list-item>
                </text:list>
              </text:list-item>
              <text:list-item>
                <text:p>Responsivita</text:p>
                <text:list>
                  <text:list-item>
                    <text:p>Systém musí fungovat na velkých i malých zařízení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" fo:font-family="Nunito" style:font-style-name="Regular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Nunito" fo:font-family="Nunito" style:font-style-name="Regular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Nunito" fo:font-family="Nunito" style:font-style-name="Regular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Nunito" fo:font-family="Nunito" style:font-style-name="Regular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9:01:34.324425080</meta:creation-date>
    <dc:description>This work is licensed under a Creative Commons 0 License.
It makes use of the works of kka_libo_design@ashisuto.co.jp.</dc:description>
    <meta:generator>LibreOffice/25.8.1.1$Linux_X86_64 LibreOffice_project/06e8cdc2c11133af50ef24f8523d60f8ae0ea2bd</meta:generator>
    <dc:title>Blue Curve</dc:title>
    <meta:editing-duration>PT7M14S</meta:editing-duration>
    <meta:editing-cycles>2</meta:editing-cycles>
    <dc:date>2025-09-19T19:08:48.763596133</dc:date>
    <meta:document-statistic meta:object-count="47"/>
  </office:meta>
</office:document-meta>
</file>